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2in"/>
    </style:style>
    <style:style style:name="co3" style:family="table-column">
      <style:table-column-properties fo:break-before="auto" style:column-width="1.835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0" table:default-cell-style-name="ce4"/>
        <table:table-row table:style-name="ro1">
          <table:table-cell table:style-name="ce1" office:value-type="string">
            <text:p>Log ID</text:p>
          </table:table-cell>
          <table:table-cell table:style-name="ce1" office:value-type="string">
            <text:p>Log Received Time</text:p>
          </table:table-cell>
          <table:table-cell table:style-name="ce1" office:value-type="string">
            <text:p>Maintenance Activity Time</text:p>
          </table:table-cell>
          <table:table-cell table:style-name="ce1" office:value-type="string">
            <text:p>Short Description of Activity</text:p>
          </table:table-cell>
          <table:table-cell table:style-name="ce1" office:value-type="string">
            <text:p>Activity Start Time</text:p>
          </table:table-cell>
          <table:table-cell table:style-name="ce1" office:value-type="string">
            <text:p>Performer Name</text:p>
          </table:table-cell>
          <table:table-cell table:style-name="ce1" office:value-type="string">
            <text:p>Approver Name</text:p>
          </table:table-cell>
          <table:table-cell table:style-name="ce1" office:value-type="string">
            <text:p>Activity End Time</text:p>
          </table:table-cell>
          <table:table-cell table:style-name="ce1" office:value-type="string">
            <text:p>Time from Log to Start (mins)</text:p>
          </table:table-cell>
          <table:table-cell table:style-name="ce1" office:value-type="string">
            <text:p>Activity Duration (mins)</text:p>
          </table:table-cell>
          <table:table-cell table:style-name="ce1" office:value-type="string">
            <text:p>Full Time Span (mins)</text:p>
          </table:table-cell>
          <table:table-cell table:style-name="ce1" office:value-type="string">
            <text:p>Maintenance Typ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1</text:p>
          </table:table-cell>
          <table:table-cell table:style-name="ce5" office:value-type="date" office:date-value="2025-08-21T08:05:00">
            <text:p>08/21/25 08:05 AM</text:p>
          </table:table-cell>
          <table:table-cell table:style-name="ce6" office:value-type="time" office:time-value="PT08H20M00S">
            <text:p>08:20:00 AM</text:p>
          </table:table-cell>
          <table:table-cell table:style-name="ce2" office:value-type="string">
            <text:p>Update system configuration</text:p>
          </table:table-cell>
          <table:table-cell table:style-name="ce5" office:value-type="date" office:date-value="2025-08-21T08:20:00">
            <text:p>08/21/25 08:20 A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1T09:00:00">
            <text:p>08/21/25 09:0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2</text:p>
          </table:table-cell>
          <table:table-cell table:style-name="ce5" office:value-type="date" office:date-value="2025-08-21T09:10:00">
            <text:p>08/21/25 09:10 AM</text:p>
          </table:table-cell>
          <table:table-cell table:style-name="ce6" office:value-type="time" office:time-value="PT09H25M00S">
            <text:p>09:25:00 AM</text:p>
          </table:table-cell>
          <table:table-cell table:style-name="ce2" office:value-type="string">
            <text:p>Clean temporary files</text:p>
          </table:table-cell>
          <table:table-cell table:style-name="ce5" office:value-type="date" office:date-value="2025-08-21T09:25:00">
            <text:p>08/21/25 09:25 A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1T10:00:00">
            <text:p>08/21/25 10:0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3</text:p>
          </table:table-cell>
          <table:table-cell table:style-name="ce5" office:value-type="date" office:date-value="2025-08-21T10:05:00">
            <text:p>08/21/25 10:05 AM</text:p>
          </table:table-cell>
          <table:table-cell table:style-name="ce6" office:value-type="time" office:time-value="PT10H20M00S">
            <text:p>10:20:00 AM</text:p>
          </table:table-cell>
          <table:table-cell table:style-name="ce2" office:value-type="string">
            <text:p>Fix slow boot issue</text:p>
          </table:table-cell>
          <table:table-cell table:style-name="ce5" office:value-type="date" office:date-value="2025-08-21T10:20:00">
            <text:p>08/21/25 10:20 A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1T11:10:00">
            <text:p>08/21/25 11:1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4</text:p>
          </table:table-cell>
          <table:table-cell table:style-name="ce5" office:value-type="date" office:date-value="2025-08-21T11:15:00">
            <text:p>08/21/25 11:15 AM</text:p>
          </table:table-cell>
          <table:table-cell table:style-name="ce6" office:value-type="time" office:time-value="PT11H30M00S">
            <text:p>11:30:00 AM</text:p>
          </table:table-cell>
          <table:table-cell table:style-name="ce2" office:value-type="string">
            <text:p>Improve UI responsiveness</text:p>
          </table:table-cell>
          <table:table-cell table:style-name="ce5" office:value-type="date" office:date-value="2025-08-21T11:30:00">
            <text:p>08/21/25 11:30 A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1T12:10:00">
            <text:p>08/21/25 12:1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5</text:p>
          </table:table-cell>
          <table:table-cell table:style-name="ce5" office:value-type="date" office:date-value="2025-08-21T12:20:00">
            <text:p>08/21/25 12:20 PM</text:p>
          </table:table-cell>
          <table:table-cell table:style-name="ce6" office:value-type="time" office:time-value="PT12H35M00S">
            <text:p>12:35:00 PM</text:p>
          </table:table-cell>
          <table:table-cell table:style-name="ce2" office:value-type="string">
            <text:p>Optimize search functionality</text:p>
          </table:table-cell>
          <table:table-cell table:style-name="ce5" office:value-type="date" office:date-value="2025-08-21T12:35:00">
            <text:p>08/21/25 12:35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1T13:15:00">
            <text:p>08/21/25 01:1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6</text:p>
          </table:table-cell>
          <table:table-cell table:style-name="ce5" office:value-type="date" office:date-value="2025-08-21T13:10:00">
            <text:p>08/21/25 01:10 PM</text:p>
          </table:table-cell>
          <table:table-cell table:style-name="ce6" office:value-type="time" office:time-value="PT13H25M00S">
            <text:p>01:25:00 PM</text:p>
          </table:table-cell>
          <table:table-cell table:style-name="ce2" office:value-type="string">
            <text:p>Update password policies</text:p>
          </table:table-cell>
          <table:table-cell table:style-name="ce5" office:value-type="date" office:date-value="2025-08-21T13:25:00">
            <text:p>08/21/25 01:25 P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1T14:00:00">
            <text:p>08/21/25 02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7</text:p>
          </table:table-cell>
          <table:table-cell table:style-name="ce5" office:value-type="date" office:date-value="2025-08-21T14:15:00">
            <text:p>08/21/25 02:15 PM</text:p>
          </table:table-cell>
          <table:table-cell table:style-name="ce6" office:value-type="time" office:time-value="PT14H30M00S">
            <text:p>02:30:00 PM</text:p>
          </table:table-cell>
          <table:table-cell table:style-name="ce2" office:value-type="string">
            <text:p>Restart database service</text:p>
          </table:table-cell>
          <table:table-cell table:style-name="ce5" office:value-type="date" office:date-value="2025-08-21T14:30:00">
            <text:p>08/21/25 02:30 P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1T15:10:00">
            <text:p>08/21/25 03:1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8</text:p>
          </table:table-cell>
          <table:table-cell table:style-name="ce5" office:value-type="date" office:date-value="2025-08-21T15:05:00">
            <text:p>08/21/25 03:05 PM</text:p>
          </table:table-cell>
          <table:table-cell table:style-name="ce6" office:value-type="time" office:time-value="PT15H20M00S">
            <text:p>03:20:00 PM</text:p>
          </table:table-cell>
          <table:table-cell table:style-name="ce2" office:value-type="string">
            <text:p>Run system diagnostics</text:p>
          </table:table-cell>
          <table:table-cell table:style-name="ce5" office:value-type="date" office:date-value="2025-08-21T15:20:00">
            <text:p>08/21/25 03:20 P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1T16:00:00">
            <text:p>08/21/25 04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09</text:p>
          </table:table-cell>
          <table:table-cell table:style-name="ce5" office:value-type="date" office:date-value="2025-08-21T16:15:00">
            <text:p>08/21/25 04:15 PM</text:p>
          </table:table-cell>
          <table:table-cell table:style-name="ce6" office:value-type="time" office:time-value="PT16H30M00S">
            <text:p>04:30:00 PM</text:p>
          </table:table-cell>
          <table:table-cell table:style-name="ce2" office:value-type="string">
            <text:p>Fix printer connectivity</text:p>
          </table:table-cell>
          <table:table-cell table:style-name="ce5" office:value-type="date" office:date-value="2025-08-21T16:30:00">
            <text:p>08/21/25 04:30 P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1T17:05:00">
            <text:p>08/21/25 05:0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0</text:p>
          </table:table-cell>
          <table:table-cell table:style-name="ce5" office:value-type="date" office:date-value="2025-08-21T17:10:00">
            <text:p>08/21/25 05:10 PM</text:p>
          </table:table-cell>
          <table:table-cell table:style-name="ce6" office:value-type="time" office:time-value="PT17H25M00S">
            <text:p>05:25:00 PM</text:p>
          </table:table-cell>
          <table:table-cell table:style-name="ce2" office:value-type="string">
            <text:p>Archive old project files</text:p>
          </table:table-cell>
          <table:table-cell table:style-name="ce5" office:value-type="date" office:date-value="2025-08-21T17:25:00">
            <text:p>08/21/25 05:25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1T18:00:00">
            <text:p>08/21/25 06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1</text:p>
          </table:table-cell>
          <table:table-cell table:style-name="ce5" office:value-type="date" office:date-value="2025-08-21T18:15:00">
            <text:p>08/21/25 06:15 PM</text:p>
          </table:table-cell>
          <table:table-cell table:style-name="ce6" office:value-type="time" office:time-value="PT18H30M00S">
            <text:p>06:30:00 PM</text:p>
          </table:table-cell>
          <table:table-cell table:style-name="ce2" office:value-type="string">
            <text:p>Reconfigure network switch</text:p>
          </table:table-cell>
          <table:table-cell table:style-name="ce5" office:value-type="date" office:date-value="2025-08-21T18:30:00">
            <text:p>08/21/25 06:30 P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1T19:15:00">
            <text:p>08/21/25 07:1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2</text:p>
          </table:table-cell>
          <table:table-cell table:style-name="ce5" office:value-type="date" office:date-value="2025-08-21T19:20:00">
            <text:p>08/21/25 07:20 PM</text:p>
          </table:table-cell>
          <table:table-cell table:style-name="ce6" office:value-type="time" office:time-value="PT19H35M00S">
            <text:p>07:35:00 PM</text:p>
          </table:table-cell>
          <table:table-cell table:style-name="ce2" office:value-type="string">
            <text:p>Patch security vulnerability</text:p>
          </table:table-cell>
          <table:table-cell table:style-name="ce5" office:value-type="date" office:date-value="2025-08-21T19:35:00">
            <text:p>08/21/25 07:35 P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1T20:20:00">
            <text:p>08/21/25 08:2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3</text:p>
          </table:table-cell>
          <table:table-cell table:style-name="ce5" office:value-type="date" office:date-value="2025-08-21T20:30:00">
            <text:p>08/21/25 08:30 PM</text:p>
          </table:table-cell>
          <table:table-cell table:style-name="ce6" office:value-type="time" office:time-value="PT20H45M00S">
            <text:p>08:45:00 PM</text:p>
          </table:table-cell>
          <table:table-cell table:style-name="ce2" office:value-type="string">
            <text:p>Remove unused software</text:p>
          </table:table-cell>
          <table:table-cell table:style-name="ce5" office:value-type="date" office:date-value="2025-08-21T20:45:00">
            <text:p>08/21/25 08:45 P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1T21:30:00">
            <text:p>08/21/25 09:3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4</text:p>
          </table:table-cell>
          <table:table-cell table:style-name="ce5" office:value-type="date" office:date-value="2025-08-21T21:35:00">
            <text:p>08/21/25 09:35 PM</text:p>
          </table:table-cell>
          <table:table-cell table:style-name="ce6" office:value-type="time" office:time-value="PT21H50M00S">
            <text:p>09:50:00 PM</text:p>
          </table:table-cell>
          <table:table-cell table:style-name="ce2" office:value-type="string">
            <text:p>Backup critical systems</text:p>
          </table:table-cell>
          <table:table-cell table:style-name="ce5" office:value-type="date" office:date-value="2025-08-21T21:50:00">
            <text:p>08/21/25 09:50 P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1T22:35:00">
            <text:p>08/21/25 10:3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5</text:p>
          </table:table-cell>
          <table:table-cell table:style-name="ce5" office:value-type="date" office:date-value="2025-08-22T08:00:00">
            <text:p>08/22/25 08:00 AM</text:p>
          </table:table-cell>
          <table:table-cell table:style-name="ce6" office:value-type="time" office:time-value="PT08H15M00S">
            <text:p>08:15:00 AM</text:p>
          </table:table-cell>
          <table:table-cell table:style-name="ce2" office:value-type="string">
            <text:p>Adjust firewall settings</text:p>
          </table:table-cell>
          <table:table-cell table:style-name="ce5" office:value-type="date" office:date-value="2025-08-22T08:15:00">
            <text:p>08/22/25 08:15 A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2T09:00:00">
            <text:p>08/22/25 09:0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6</text:p>
          </table:table-cell>
          <table:table-cell table:style-name="ce5" office:value-type="date" office:date-value="2025-08-22T09:10:00">
            <text:p>08/22/25 09:10 AM</text:p>
          </table:table-cell>
          <table:table-cell table:style-name="ce6" office:value-type="time" office:time-value="PT09H25M00S">
            <text:p>09:25:00 AM</text:p>
          </table:table-cell>
          <table:table-cell table:style-name="ce2" office:value-type="string">
            <text:p>Clean registry entries</text:p>
          </table:table-cell>
          <table:table-cell table:style-name="ce5" office:value-type="date" office:date-value="2025-08-22T09:25:00">
            <text:p>08/22/25 09:25 A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2T10:10:00">
            <text:p>08/22/25 10:1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7</text:p>
          </table:table-cell>
          <table:table-cell table:style-name="ce5" office:value-type="date" office:date-value="2025-08-22T10:15:00">
            <text:p>08/22/25 10:15 AM</text:p>
          </table:table-cell>
          <table:table-cell table:style-name="ce6" office:value-type="time" office:time-value="PT10H30M00S">
            <text:p>10:30:00 AM</text:p>
          </table:table-cell>
          <table:table-cell table:style-name="ce2" office:value-type="string">
            <text:p>Upgrade backup software</text:p>
          </table:table-cell>
          <table:table-cell table:style-name="ce5" office:value-type="date" office:date-value="2025-08-22T10:30:00">
            <text:p>08/22/25 10:30 A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2T11:15:00">
            <text:p>08/22/25 11:15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8</text:p>
          </table:table-cell>
          <table:table-cell table:style-name="ce5" office:value-type="date" office:date-value="2025-08-22T11:20:00">
            <text:p>08/22/25 11:20 AM</text:p>
          </table:table-cell>
          <table:table-cell table:style-name="ce6" office:value-type="time" office:time-value="PT11H35M00S">
            <text:p>11:35:00 AM</text:p>
          </table:table-cell>
          <table:table-cell table:style-name="ce2" office:value-type="string">
            <text:p>Fix email syncing issue</text:p>
          </table:table-cell>
          <table:table-cell table:style-name="ce5" office:value-type="date" office:date-value="2025-08-22T11:35:00">
            <text:p>08/22/25 11:35 A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2T12:20:00">
            <text:p>08/22/25 12:2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19</text:p>
          </table:table-cell>
          <table:table-cell table:style-name="ce5" office:value-type="date" office:date-value="2025-08-22T12:25:00">
            <text:p>08/22/25 12:25 PM</text:p>
          </table:table-cell>
          <table:table-cell table:style-name="ce6" office:value-type="time" office:time-value="PT12H40M00S">
            <text:p>12:40:00 PM</text:p>
          </table:table-cell>
          <table:table-cell table:style-name="ce2" office:value-type="string">
            <text:p>Monitor system performance</text:p>
          </table:table-cell>
          <table:table-cell table:style-name="ce5" office:value-type="date" office:date-value="2025-08-22T12:40:00">
            <text:p>08/22/25 12:40 P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2T13:20:00">
            <text:p>08/22/25 01:2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0</text:p>
          </table:table-cell>
          <table:table-cell table:style-name="ce5" office:value-type="date" office:date-value="2025-08-22T13:15:00">
            <text:p>08/22/25 01:15 PM</text:p>
          </table:table-cell>
          <table:table-cell table:style-name="ce6" office:value-type="time" office:time-value="PT13H30M00S">
            <text:p>01:30:00 PM</text:p>
          </table:table-cell>
          <table:table-cell table:style-name="ce2" office:value-type="string">
            <text:p>Implement new cache system</text:p>
          </table:table-cell>
          <table:table-cell table:style-name="ce5" office:value-type="date" office:date-value="2025-08-22T13:30:00">
            <text:p>08/22/25 01:30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2T14:10:00">
            <text:p>08/22/25 02:1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1</text:p>
          </table:table-cell>
          <table:table-cell table:style-name="ce5" office:value-type="date" office:date-value="2025-08-22T14:20:00">
            <text:p>08/22/25 02:20 PM</text:p>
          </table:table-cell>
          <table:table-cell table:style-name="ce6" office:value-type="time" office:time-value="PT14H35M00S">
            <text:p>02:35:00 PM</text:p>
          </table:table-cell>
          <table:table-cell table:style-name="ce2" office:value-type="string">
            <text:p>Test failover system</text:p>
          </table:table-cell>
          <table:table-cell table:style-name="ce5" office:value-type="date" office:date-value="2025-08-22T14:35:00">
            <text:p>08/22/25 02:35 P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2T15:15:00">
            <text:p>08/22/25 03:1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2</text:p>
          </table:table-cell>
          <table:table-cell table:style-name="ce5" office:value-type="date" office:date-value="2025-08-22T15:25:00">
            <text:p>08/22/25 03:25 PM</text:p>
          </table:table-cell>
          <table:table-cell table:style-name="ce6" office:value-type="time" office:time-value="PT15H40M00S">
            <text:p>03:40:00 PM</text:p>
          </table:table-cell>
          <table:table-cell table:style-name="ce2" office:value-type="string">
            <text:p>Install printer drivers</text:p>
          </table:table-cell>
          <table:table-cell table:style-name="ce5" office:value-type="date" office:date-value="2025-08-22T15:40:00">
            <text:p>08/22/25 03:40 P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2T16:15:00">
            <text:p>08/22/25 04:1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3</text:p>
          </table:table-cell>
          <table:table-cell table:style-name="ce5" office:value-type="date" office:date-value="2025-08-22T16:30:00">
            <text:p>08/22/25 04:30 PM</text:p>
          </table:table-cell>
          <table:table-cell table:style-name="ce6" office:value-type="time" office:time-value="PT16H45M00S">
            <text:p>04:45:00 PM</text:p>
          </table:table-cell>
          <table:table-cell table:style-name="ce2" office:value-type="string">
            <text:p>Improve database indexing</text:p>
          </table:table-cell>
          <table:table-cell table:style-name="ce5" office:value-type="date" office:date-value="2025-08-22T16:45:00">
            <text:p>08/22/25 04:45 P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2T17:20:00">
            <text:p>08/22/25 05:2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5</text:p>
          </table:table-cell>
          <table:table-cell table:style-name="ce5" office:value-type="date" office:date-value="2025-08-22T17:45:00">
            <text:p>08/22/25 05:45 PM</text:p>
          </table:table-cell>
          <table:table-cell table:style-name="ce6" office:value-type="time" office:time-value="PT18H00M00S">
            <text:p>06:00:00 PM</text:p>
          </table:table-cell>
          <table:table-cell table:style-name="ce2" office:value-type="string">
            <text:p>Restart DNS service</text:p>
          </table:table-cell>
          <table:table-cell table:style-name="ce5" office:value-type="date" office:date-value="2025-08-22T18:00:00">
            <text:p>08/22/25 06:00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2T18:35:00">
            <text:p>08/22/25 06:3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6</text:p>
          </table:table-cell>
          <table:table-cell table:style-name="ce5" office:value-type="date" office:date-value="2025-08-23T08:05:00">
            <text:p>08/23/25 08:05 AM</text:p>
          </table:table-cell>
          <table:table-cell table:style-name="ce6" office:value-type="time" office:time-value="PT08H20M00S">
            <text:p>08:20:00 AM</text:p>
          </table:table-cell>
          <table:table-cell table:style-name="ce2" office:value-type="string">
            <text:p>Upgrade firmware on devices</text:p>
          </table:table-cell>
          <table:table-cell table:style-name="ce5" office:value-type="date" office:date-value="2025-08-23T08:20:00">
            <text:p>08/23/25 08:20 A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3T09:05:00">
            <text:p>08/23/25 09:05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7</text:p>
          </table:table-cell>
          <table:table-cell table:style-name="ce5" office:value-type="date" office:date-value="2025-08-23T09:10:00">
            <text:p>08/23/25 09:10 AM</text:p>
          </table:table-cell>
          <table:table-cell table:style-name="ce6" office:value-type="time" office:time-value="PT09H25M00S">
            <text:p>09:25:00 AM</text:p>
          </table:table-cell>
          <table:table-cell table:style-name="ce2" office:value-type="string">
            <text:p>Replace faulty hardware</text:p>
          </table:table-cell>
          <table:table-cell table:style-name="ce5" office:value-type="date" office:date-value="2025-08-23T09:25:00">
            <text:p>08/23/25 09:25 A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3T10:15:00">
            <text:p>08/23/25 10:15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8</text:p>
          </table:table-cell>
          <table:table-cell table:style-name="ce5" office:value-type="date" office:date-value="2025-08-23T10:20:00">
            <text:p>08/23/25 10:20 AM</text:p>
          </table:table-cell>
          <table:table-cell table:style-name="ce6" office:value-type="time" office:time-value="PT10H35M00S">
            <text:p>10:35:00 AM</text:p>
          </table:table-cell>
          <table:table-cell table:style-name="ce2" office:value-type="string">
            <text:p>Optimize network bandwidth</text:p>
          </table:table-cell>
          <table:table-cell table:style-name="ce5" office:value-type="date" office:date-value="2025-08-23T10:35:00">
            <text:p>08/23/25 10:35 A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3T11:15:00">
            <text:p>08/23/25 11:15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29</text:p>
          </table:table-cell>
          <table:table-cell table:style-name="ce5" office:value-type="date" office:date-value="2025-08-23T11:20:00">
            <text:p>08/23/25 11:20 AM</text:p>
          </table:table-cell>
          <table:table-cell table:style-name="ce6" office:value-type="time" office:time-value="PT11H35M00S">
            <text:p>11:35:00 AM</text:p>
          </table:table-cell>
          <table:table-cell table:style-name="ce2" office:value-type="string">
            <text:p>Clean up disk space</text:p>
          </table:table-cell>
          <table:table-cell table:style-name="ce5" office:value-type="date" office:date-value="2025-08-23T11:35:00">
            <text:p>08/23/25 11:35 A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3T12:10:00">
            <text:p>08/23/25 12:1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0</text:p>
          </table:table-cell>
          <table:table-cell table:style-name="ce5" office:value-type="date" office:date-value="2025-08-23T12:15:00">
            <text:p>08/23/25 12:15 PM</text:p>
          </table:table-cell>
          <table:table-cell table:style-name="ce6" office:value-type="time" office:time-value="PT12H30M00S">
            <text:p>12:30:00 PM</text:p>
          </table:table-cell>
          <table:table-cell table:style-name="ce2" office:value-type="string">
            <text:p>Update user permissions</text:p>
          </table:table-cell>
          <table:table-cell table:style-name="ce5" office:value-type="date" office:date-value="2025-08-23T12:30:00">
            <text:p>08/23/25 12:30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3T13:00:00">
            <text:p>08/23/25 01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1</text:p>
          </table:table-cell>
          <table:table-cell table:style-name="ce5" office:value-type="date" office:date-value="2025-08-23T13:05:00">
            <text:p>08/23/25 01:05 PM</text:p>
          </table:table-cell>
          <table:table-cell table:style-name="ce6" office:value-type="time" office:time-value="PT13H20M00S">
            <text:p>01:20:00 PM</text:p>
          </table:table-cell>
          <table:table-cell table:style-name="ce2" office:value-type="string">
            <text:p>Monitor server uptime</text:p>
          </table:table-cell>
          <table:table-cell table:style-name="ce5" office:value-type="date" office:date-value="2025-08-23T13:20:00">
            <text:p>08/23/25 01:20 P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3T14:00:00">
            <text:p>08/23/25 02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2</text:p>
          </table:table-cell>
          <table:table-cell table:style-name="ce5" office:value-type="date" office:date-value="2025-08-23T14:10:00">
            <text:p>08/23/25 02:10 PM</text:p>
          </table:table-cell>
          <table:table-cell table:style-name="ce6" office:value-type="time" office:time-value="PT14H25M00S">
            <text:p>02:25:00 PM</text:p>
          </table:table-cell>
          <table:table-cell table:style-name="ce2" office:value-type="string">
            <text:p>Fix software bugs</text:p>
          </table:table-cell>
          <table:table-cell table:style-name="ce5" office:value-type="date" office:date-value="2025-08-23T14:25:00">
            <text:p>08/23/25 02:25 P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3T15:05:00">
            <text:p>08/23/25 03:0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3</text:p>
          </table:table-cell>
          <table:table-cell table:style-name="ce5" office:value-type="date" office:date-value="2025-08-23T15:15:00">
            <text:p>08/23/25 03:15 PM</text:p>
          </table:table-cell>
          <table:table-cell table:style-name="ce6" office:value-type="time" office:time-value="PT15H30M00S">
            <text:p>03:30:00 PM</text:p>
          </table:table-cell>
          <table:table-cell table:style-name="ce2" office:value-type="string">
            <text:p>Enhance backup schedule</text:p>
          </table:table-cell>
          <table:table-cell table:style-name="ce5" office:value-type="date" office:date-value="2025-08-23T15:30:00">
            <text:p>08/23/25 03:30 P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3T16:00:00">
            <text:p>08/23/25 04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4</text:p>
          </table:table-cell>
          <table:table-cell table:style-name="ce5" office:value-type="date" office:date-value="2025-08-23T16:05:00">
            <text:p>08/23/25 04:05 PM</text:p>
          </table:table-cell>
          <table:table-cell table:style-name="ce6" office:value-type="time" office:time-value="PT16H20M00S">
            <text:p>04:20:00 PM</text:p>
          </table:table-cell>
          <table:table-cell table:style-name="ce2" office:value-type="string">
            <text:p>Test disaster recovery</text:p>
          </table:table-cell>
          <table:table-cell table:style-name="ce5" office:value-type="date" office:date-value="2025-08-23T16:20:00">
            <text:p>08/23/25 04:20 P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3T17:00:00">
            <text:p>08/23/25 05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5</text:p>
          </table:table-cell>
          <table:table-cell table:style-name="ce5" office:value-type="date" office:date-value="2025-08-23T17:10:00">
            <text:p>08/23/25 05:10 PM</text:p>
          </table:table-cell>
          <table:table-cell table:style-name="ce6" office:value-type="time" office:time-value="PT17H25M00S">
            <text:p>05:25:00 PM</text:p>
          </table:table-cell>
          <table:table-cell table:style-name="ce2" office:value-type="string">
            <text:p>Configure VPN access</text:p>
          </table:table-cell>
          <table:table-cell table:style-name="ce5" office:value-type="date" office:date-value="2025-08-23T17:25:00">
            <text:p>08/23/25 05:25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3T18:00:00">
            <text:p>08/23/25 06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6</text:p>
          </table:table-cell>
          <table:table-cell table:style-name="ce5" office:value-type="date" office:date-value="2025-08-24T08:00:00">
            <text:p>08/24/25 08:00 AM</text:p>
          </table:table-cell>
          <table:table-cell table:style-name="ce6" office:value-type="time" office:time-value="PT08H15M00S">
            <text:p>08:15:00 AM</text:p>
          </table:table-cell>
          <table:table-cell table:style-name="ce2" office:value-type="string">
            <text:p>Install security updates</text:p>
          </table:table-cell>
          <table:table-cell table:style-name="ce5" office:value-type="date" office:date-value="2025-08-24T08:15:00">
            <text:p>08/24/25 08:15 A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4T08:50:00">
            <text:p>08/24/25 08:5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7</text:p>
          </table:table-cell>
          <table:table-cell table:style-name="ce5" office:value-type="date" office:date-value="2025-08-24T09:10:00">
            <text:p>08/24/25 09:10 AM</text:p>
          </table:table-cell>
          <table:table-cell table:style-name="ce6" office:value-type="time" office:time-value="PT09H25M00S">
            <text:p>09:25:00 AM</text:p>
          </table:table-cell>
          <table:table-cell table:style-name="ce2" office:value-type="string">
            <text:p>Audit access logs</text:p>
          </table:table-cell>
          <table:table-cell table:style-name="ce5" office:value-type="date" office:date-value="2025-08-24T09:25:00">
            <text:p>08/24/25 09:25 A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4T10:00:00">
            <text:p>08/24/25 10:0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8</text:p>
          </table:table-cell>
          <table:table-cell table:style-name="ce5" office:value-type="date" office:date-value="2025-08-24T10:15:00">
            <text:p>08/24/25 10:15 AM</text:p>
          </table:table-cell>
          <table:table-cell table:style-name="ce6" office:value-type="time" office:time-value="PT10H30M00S">
            <text:p>10:30:00 AM</text:p>
          </table:table-cell>
          <table:table-cell table:style-name="ce2" office:value-type="string">
            <text:p>Resolve user account issues</text:p>
          </table:table-cell>
          <table:table-cell table:style-name="ce5" office:value-type="date" office:date-value="2025-08-24T10:30:00">
            <text:p>08/24/25 10:30 A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4T11:10:00">
            <text:p>08/24/25 11:1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39</text:p>
          </table:table-cell>
          <table:table-cell table:style-name="ce5" office:value-type="date" office:date-value="2025-08-24T11:20:00">
            <text:p>08/24/25 11:20 AM</text:p>
          </table:table-cell>
          <table:table-cell table:style-name="ce6" office:value-type="time" office:time-value="PT11H35M00S">
            <text:p>11:35:00 AM</text:p>
          </table:table-cell>
          <table:table-cell table:style-name="ce2" office:value-type="string">
            <text:p>Upgrade database engine</text:p>
          </table:table-cell>
          <table:table-cell table:style-name="ce5" office:value-type="date" office:date-value="2025-08-24T11:35:00">
            <text:p>08/24/25 11:35 A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4T12:15:00">
            <text:p>08/24/25 12:1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0</text:p>
          </table:table-cell>
          <table:table-cell table:style-name="ce5" office:value-type="date" office:date-value="2025-08-24T12:25:00">
            <text:p>08/24/25 12:25 PM</text:p>
          </table:table-cell>
          <table:table-cell table:style-name="ce6" office:value-type="time" office:time-value="PT12H40M00S">
            <text:p>12:40:00 PM</text:p>
          </table:table-cell>
          <table:table-cell table:style-name="ce2" office:value-type="string">
            <text:p>Validate system backups</text:p>
          </table:table-cell>
          <table:table-cell table:style-name="ce5" office:value-type="date" office:date-value="2025-08-24T12:40:00">
            <text:p>08/24/25 12:40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4T13:20:00">
            <text:p>08/24/25 01:2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1</text:p>
          </table:table-cell>
          <table:table-cell table:style-name="ce5" office:value-type="date" office:date-value="2025-08-24T13:15:00">
            <text:p>08/24/25 01:15 PM</text:p>
          </table:table-cell>
          <table:table-cell table:style-name="ce6" office:value-type="time" office:time-value="PT13H30M00S">
            <text:p>01:30:00 PM</text:p>
          </table:table-cell>
          <table:table-cell table:style-name="ce2" office:value-type="string">
            <text:p>Configure email filters</text:p>
          </table:table-cell>
          <table:table-cell table:style-name="ce5" office:value-type="date" office:date-value="2025-08-24T13:30:00">
            <text:p>08/24/25 01:30 P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4T14:05:00">
            <text:p>08/24/25 02:0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2</text:p>
          </table:table-cell>
          <table:table-cell table:style-name="ce5" office:value-type="date" office:date-value="2025-08-24T14:10:00">
            <text:p>08/24/25 02:10 PM</text:p>
          </table:table-cell>
          <table:table-cell table:style-name="ce6" office:value-type="time" office:time-value="PT14H25M00S">
            <text:p>02:25:00 PM</text:p>
          </table:table-cell>
          <table:table-cell table:style-name="ce2" office:value-type="string">
            <text:p>Patch application server</text:p>
          </table:table-cell>
          <table:table-cell table:style-name="ce5" office:value-type="date" office:date-value="2025-08-24T14:25:00">
            <text:p>08/24/25 02:25 P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4T15:00:00">
            <text:p>08/24/25 03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3</text:p>
          </table:table-cell>
          <table:table-cell table:style-name="ce5" office:value-type="date" office:date-value="2025-08-24T15:15:00">
            <text:p>08/24/25 03:15 PM</text:p>
          </table:table-cell>
          <table:table-cell table:style-name="ce6" office:value-type="time" office:time-value="PT15H30M00S">
            <text:p>03:30:00 PM</text:p>
          </table:table-cell>
          <table:table-cell table:style-name="ce2" office:value-type="string">
            <text:p>Optimize query performance</text:p>
          </table:table-cell>
          <table:table-cell table:style-name="ce5" office:value-type="date" office:date-value="2025-08-24T15:30:00">
            <text:p>08/24/25 03:30 P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4T16:10:00">
            <text:p>08/24/25 04:1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4</text:p>
          </table:table-cell>
          <table:table-cell table:style-name="ce5" office:value-type="date" office:date-value="2025-08-24T16:20:00">
            <text:p>08/24/25 04:20 PM</text:p>
          </table:table-cell>
          <table:table-cell table:style-name="ce6" office:value-type="time" office:time-value="PT16H35M00S">
            <text:p>04:35:00 PM</text:p>
          </table:table-cell>
          <table:table-cell table:style-name="ce2" office:value-type="string">
            <text:p>Test backup restoration</text:p>
          </table:table-cell>
          <table:table-cell table:style-name="ce5" office:value-type="date" office:date-value="2025-08-24T16:35:00">
            <text:p>08/24/25 04:35 P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4T17:10:00">
            <text:p>08/24/25 05:1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5</text:p>
          </table:table-cell>
          <table:table-cell table:style-name="ce5" office:value-type="date" office:date-value="2025-08-24T17:15:00">
            <text:p>08/24/25 05:15 PM</text:p>
          </table:table-cell>
          <table:table-cell table:style-name="ce6" office:value-type="time" office:time-value="PT17H30M00S">
            <text:p>05:30:00 PM</text:p>
          </table:table-cell>
          <table:table-cell table:style-name="ce2" office:value-type="string">
            <text:p>Reboot critical servers</text:p>
          </table:table-cell>
          <table:table-cell table:style-name="ce5" office:value-type="date" office:date-value="2025-08-24T17:30:00">
            <text:p>08/24/25 05:30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4T18:00:00">
            <text:p>08/24/25 06:0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6</text:p>
          </table:table-cell>
          <table:table-cell table:style-name="ce5" office:value-type="date" office:date-value="2025-08-25T08:00:00">
            <text:p>08/25/25 08:00 AM</text:p>
          </table:table-cell>
          <table:table-cell table:style-name="ce6" office:value-type="time" office:time-value="PT08H15M00S">
            <text:p>08:15:00 AM</text:p>
          </table:table-cell>
          <table:table-cell table:style-name="ce2" office:value-type="string">
            <text:p>Clean malware infections</text:p>
          </table:table-cell>
          <table:table-cell table:style-name="ce5" office:value-type="date" office:date-value="2025-08-25T08:15:00">
            <text:p>08/25/25 08:15 AM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5T09:00:00">
            <text:p>08/25/25 09:0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Corr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7</text:p>
          </table:table-cell>
          <table:table-cell table:style-name="ce5" office:value-type="date" office:date-value="2025-08-25T09:10:00">
            <text:p>08/25/25 09:10 AM</text:p>
          </table:table-cell>
          <table:table-cell table:style-name="ce6" office:value-type="time" office:time-value="PT09H25M00S">
            <text:p>09:25:00 AM</text:p>
          </table:table-cell>
          <table:table-cell table:style-name="ce2" office:value-type="string">
            <text:p>Improve logging features</text:p>
          </table:table-cell>
          <table:table-cell table:style-name="ce5" office:value-type="date" office:date-value="2025-08-25T09:25:00">
            <text:p>08/25/25 09:25 AM</text:p>
          </table:table-cell>
          <table:table-cell table:style-name="ce2" office:value-type="string">
            <text:p>Bob</text:p>
          </table:table-cell>
          <table:table-cell table:style-name="ce2" office:value-type="string">
            <text:p>LeadA</text:p>
          </table:table-cell>
          <table:table-cell table:style-name="ce5" office:value-type="date" office:date-value="2025-08-25T10:00:00">
            <text:p>08/25/25 10:0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Perfec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8</text:p>
          </table:table-cell>
          <table:table-cell table:style-name="ce5" office:value-type="date" office:date-value="2025-08-25T10:05:00">
            <text:p>08/25/25 10:05 AM</text:p>
          </table:table-cell>
          <table:table-cell table:style-name="ce6" office:value-type="time" office:time-value="PT10H20M00S">
            <text:p>10:20:00 AM</text:p>
          </table:table-cell>
          <table:table-cell table:style-name="ce2" office:value-type="string">
            <text:p>Review access controls</text:p>
          </table:table-cell>
          <table:table-cell table:style-name="ce5" office:value-type="date" office:date-value="2025-08-25T10:20:00">
            <text:p>08/25/25 10:20 AM</text:p>
          </table:table-cell>
          <table:table-cell table:style-name="ce2" office:value-type="string">
            <text:p>Charlie</text:p>
          </table:table-cell>
          <table:table-cell table:style-name="ce2" office:value-type="string">
            <text:p>Manager2</text:p>
          </table:table-cell>
          <table:table-cell table:style-name="ce5" office:value-type="date" office:date-value="2025-08-25T11:00:00">
            <text:p>08/25/25 11:00 A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49</text:p>
          </table:table-cell>
          <table:table-cell table:style-name="ce5" office:value-type="date" office:date-value="2025-08-25T11:15:00">
            <text:p>08/25/25 11:15 AM</text:p>
          </table:table-cell>
          <table:table-cell table:style-name="ce6" office:value-type="time" office:time-value="PT11H30M00S">
            <text:p>11:30:00 AM</text:p>
          </table:table-cell>
          <table:table-cell table:style-name="ce2" office:value-type="string">
            <text:p>Upgrade software licenses</text:p>
          </table:table-cell>
          <table:table-cell table:style-name="ce5" office:value-type="date" office:date-value="2025-08-25T11:30:00">
            <text:p>08/25/25 11:30 AM</text:p>
          </table:table-cell>
          <table:table-cell table:style-name="ce2" office:value-type="string">
            <text:p>Diana</text:p>
          </table:table-cell>
          <table:table-cell table:style-name="ce2" office:value-type="string">
            <text:p>SupervisorX</text:p>
          </table:table-cell>
          <table:table-cell table:style-name="ce5" office:value-type="date" office:date-value="2025-08-25T12:10:00">
            <text:p>08/25/25 12:10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Adaptiv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OG050</text:p>
          </table:table-cell>
          <table:table-cell table:style-name="ce5" office:value-type="date" office:date-value="2025-08-25T12:20:00">
            <text:p>08/25/25 12:20 PM</text:p>
          </table:table-cell>
          <table:table-cell table:style-name="ce6" office:value-type="time" office:time-value="PT12H35M00S">
            <text:p>12:35:00 PM</text:p>
          </table:table-cell>
          <table:table-cell table:style-name="ce2" office:value-type="string">
            <text:p>Test system failover</text:p>
          </table:table-cell>
          <table:table-cell table:style-name="ce5" office:value-type="date" office:date-value="2025-08-25T12:35:00">
            <text:p>08/25/25 12:35 PM</text:p>
          </table:table-cell>
          <table:table-cell table:style-name="ce2" office:value-type="string">
            <text:p>Ethan</text:p>
          </table:table-cell>
          <table:table-cell table:style-name="ce2" office:value-type="string">
            <text:p>Manager1</text:p>
          </table:table-cell>
          <table:table-cell table:style-name="ce5" office:value-type="date" office:date-value="2025-08-25T13:15:00">
            <text:p>08/25/25 01:15 PM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reventive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Let me know if you want me to format or expand on anything else!</text:p>
          </table:table-cell>
          <table:table-cell table:number-columns-repeated="1023"/>
        </table:table-row>
        <table:table-row table:style-name="ro4" table:number-rows-repeated="36">
          <table:table-cell table:style-name="ce2" table:number-columns-repeated="2"/>
          <table:table-cell table:style-name="ce5" table:number-columns-repeated="2"/>
          <table:table-cell table:style-name="ce2" table:number-columns-repeated="3"/>
          <table:table-cell table:number-columns-repeated="1017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8"/>
        <table:table-column table:style-name="co1" table:number-columns-repeated="2" table:default-cell-style-name="ce9"/>
        <table:table-column table:style-name="co1" table:default-cell-style-name="ce8"/>
        <table:table-row table:style-name="ro2">
          <table:table-cell table:style-name="ce7" office:value-type="string">
            <text:p>Log ID</text:p>
          </table:table-cell>
          <table:table-cell table:style-name="ce7" office:value-type="string">
            <text:p>Start Date</text:p>
          </table:table-cell>
          <table:table-cell table:style-name="ce7" office:value-type="string">
            <text:p>End Date</text:p>
          </table:table-cell>
          <table:table-cell table:style-name="ce7" office:value-type="string">
            <text:p>Duration (minutes)</text:p>
          </table:table-cell>
        </table:table-row>
        <table:table-row table:style-name="ro2">
          <table:table-cell office:value-type="string">
            <text:p>X4Y5Z6W7</text:p>
          </table:table-cell>
          <table:table-cell office:value-type="date" office:date-value="2025-08-11T08:10:00">
            <text:p>08/11/25 08:10 AM</text:p>
          </table:table-cell>
          <table:table-cell office:value-type="date" office:date-value="2025-08-11T09:00:00">
            <text:p>08/11/25 09:00 AM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T2U3V4S5</text:p>
          </table:table-cell>
          <table:table-cell office:value-type="date" office:date-value="2025-08-11T10:15:00">
            <text:p>08/11/25 10:15 AM</text:p>
          </table:table-cell>
          <table:table-cell office:value-type="date" office:date-value="2025-08-11T12:00:00">
            <text:p>08/11/25 12:00 PM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Q7R8S9P0</text:p>
          </table:table-cell>
          <table:table-cell office:value-type="date" office:date-value="2025-08-12T13:30:00">
            <text:p>08/12/25 01:30 PM</text:p>
          </table:table-cell>
          <table:table-cell office:value-type="date" office:date-value="2025-08-12T14:20:00">
            <text:p>08/12/25 02:20 PM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M1N2O3L4</text:p>
          </table:table-cell>
          <table:table-cell office:value-type="date" office:date-value="2025-08-13T15:00:00">
            <text:p>08/13/25 03:00 PM</text:p>
          </table:table-cell>
          <table:table-cell office:value-type="date" office:date-value="2025-08-13T16:45:00">
            <text:p>08/13/25 04:45 PM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J5K6L7I8</text:p>
          </table:table-cell>
          <table:table-cell office:value-type="date" office:date-value="2025-08-14T09:40:00">
            <text:p>08/14/25 09:40 AM</text:p>
          </table:table-cell>
          <table:table-cell office:value-type="date" office:date-value="2025-08-14T10:30:00">
            <text:p>08/14/25 10:30 AM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F9G0H1E2</text:p>
          </table:table-cell>
          <table:table-cell office:value-type="date" office:date-value="2025-08-14T11:50:00">
            <text:p>08/14/25 11:50 AM</text:p>
          </table:table-cell>
          <table:table-cell office:value-type="date" office:date-value="2025-08-14T13:00:00">
            <text:p>08/14/25 01:00 PM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C3D4E5B6</text:p>
          </table:table-cell>
          <table:table-cell office:value-type="date" office:date-value="2025-08-15T14:20:00">
            <text:p>08/15/25 02:20 PM</text:p>
          </table:table-cell>
          <table:table-cell office:value-type="date" office:date-value="2025-08-15T15:10:00">
            <text:p>08/15/25 03:10 PM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Z7A8B9Y0</text:p>
          </table:table-cell>
          <table:table-cell office:value-type="date" office:date-value="2025-08-16T16:00:00">
            <text:p>08/16/25 04:00 PM</text:p>
          </table:table-cell>
          <table:table-cell office:value-type="date" office:date-value="2025-08-16T17:30:00">
            <text:p>08/16/25 05:30 PM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W1X2Y3V4</text:p>
          </table:table-cell>
          <table:table-cell office:value-type="date" office:date-value="2025-08-17T08:30:00">
            <text:p>08/17/25 08:30 AM</text:p>
          </table:table-cell>
          <table:table-cell office:value-type="date" office:date-value="2025-08-17T09:15:00">
            <text:p>08/17/25 09:15 A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S5T6U7R8</text:p>
          </table:table-cell>
          <table:table-cell office:value-type="date" office:date-value="2025-08-18T10:45:00">
            <text:p>08/18/25 10:45 AM</text:p>
          </table:table-cell>
          <table:table-cell office:value-type="date" office:date-value="2025-08-18T12:00:00">
            <text:p>08/18/25 12:00 PM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P9Q0R1O2</text:p>
          </table:table-cell>
          <table:table-cell office:value-type="date" office:date-value="2025-08-18T13:15:00">
            <text:p>08/18/25 01:15 PM</text:p>
          </table:table-cell>
          <table:table-cell office:value-type="date" office:date-value="2025-08-18T14:00:00">
            <text:p>08/18/25 02:00 P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L3M4N5K6</text:p>
          </table:table-cell>
          <table:table-cell office:value-type="date" office:date-value="2025-08-19T15:30:00">
            <text:p>08/19/25 03:30 PM</text:p>
          </table:table-cell>
          <table:table-cell office:value-type="date" office:date-value="2025-08-19T16:45:00">
            <text:p>08/19/25 04:45 PM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H7I8J9G0</text:p>
          </table:table-cell>
          <table:table-cell office:value-type="date" office:date-value="2025-08-20T09:00:00">
            <text:p>08/20/25 09:00 AM</text:p>
          </table:table-cell>
          <table:table-cell office:value-type="date" office:date-value="2025-08-20T09:45:00">
            <text:p>08/20/25 09:45 A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E1F2G3D4</text:p>
          </table:table-cell>
          <table:table-cell office:value-type="date" office:date-value="2025-08-20T11:10:00">
            <text:p>08/20/25 11:10 AM</text:p>
          </table:table-cell>
          <table:table-cell office:value-type="date" office:date-value="2025-08-20T12:30:00">
            <text:p>08/20/25 12:30 PM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B5C6D7A8</text:p>
          </table:table-cell>
          <table:table-cell office:value-type="date" office:date-value="2025-08-21T14:00:00">
            <text:p>08/21/25 02:00 PM</text:p>
          </table:table-cell>
          <table:table-cell office:value-type="date" office:date-value="2025-08-21T15:00:00">
            <text:p>08/21/25 03:00 PM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X9Y0Z1W2</text:p>
          </table:table-cell>
          <table:table-cell office:value-type="date" office:date-value="2025-08-22T16:30:00">
            <text:p>08/22/25 04:30 PM</text:p>
          </table:table-cell>
          <table:table-cell office:value-type="date" office:date-value="2025-08-22T17:15:00">
            <text:p>08/22/25 05:15 P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U3V4W5T6</text:p>
          </table:table-cell>
          <table:table-cell office:value-type="date" office:date-value="2025-08-23T08:45:00">
            <text:p>08/23/25 08:45 AM</text:p>
          </table:table-cell>
          <table:table-cell office:value-type="date" office:date-value="2025-08-23T09:30:00">
            <text:p>08/23/25 09:30 A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R7S8T9P0</text:p>
          </table:table-cell>
          <table:table-cell office:value-type="date" office:date-value="2025-08-24T10:20:00">
            <text:p>08/24/25 10:20 AM</text:p>
          </table:table-cell>
          <table:table-cell office:value-type="date" office:date-value="2025-08-24T11:45:00">
            <text:p>08/24/25 11:45 AM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string">
            <text:p>O1P2Q3N4</text:p>
          </table:table-cell>
          <table:table-cell office:value-type="date" office:date-value="2025-08-24T13:30:00">
            <text:p>08/24/25 01:30 PM</text:p>
          </table:table-cell>
          <table:table-cell office:value-type="date" office:date-value="2025-08-24T14:10:00">
            <text:p>08/24/25 02:10 PM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K5L6M7J8</text:p>
          </table:table-cell>
          <table:table-cell office:value-type="date" office:date-value="2025-08-25T15:00:00">
            <text:p>08/25/25 03:00 PM</text:p>
          </table:table-cell>
          <table:table-cell office:value-type="date" office:date-value="2025-08-25T16:00:00">
            <text:p>08/25/25 04:00 PM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A1B2C3D4</text:p>
          </table:table-cell>
          <table:table-cell office:value-type="date" office:date-value="2025-08-01T09:15:00">
            <text:p>08/01/25 09:15 AM</text:p>
          </table:table-cell>
          <table:table-cell office:value-type="date" office:date-value="2025-08-01T10:30:00">
            <text:p>08/01/25 10:30 AM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E5F6G7H8</text:p>
          </table:table-cell>
          <table:table-cell office:value-type="date" office:date-value="2025-08-02T11:00:00">
            <text:p>08/02/25 11:00 AM</text:p>
          </table:table-cell>
          <table:table-cell office:value-type="date" office:date-value="2025-08-02T12:00:00">
            <text:p>08/02/25 12:00 PM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I9J0K1L2</text:p>
          </table:table-cell>
          <table:table-cell office:value-type="date" office:date-value="2025-08-03T14:45:00">
            <text:p>08/03/25 02:45 PM</text:p>
          </table:table-cell>
          <table:table-cell office:value-type="date" office:date-value="2025-08-03T15:50:00">
            <text:p>08/03/25 03:50 PM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M3N4O5P6</text:p>
          </table:table-cell>
          <table:table-cell office:value-type="date" office:date-value="2025-08-04T08:00:00">
            <text:p>08/04/25 08:00 AM</text:p>
          </table:table-cell>
          <table:table-cell office:value-type="date" office:date-value="2025-08-04T08:30:00">
            <text:p>08/04/25 08:30 AM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Q7R8S9T0</text:p>
          </table:table-cell>
          <table:table-cell office:value-type="date" office:date-value="2025-08-05T13:20:00">
            <text:p>08/05/25 01:20 PM</text:p>
          </table:table-cell>
          <table:table-cell office:value-type="date" office:date-value="2025-08-05T14:45:00">
            <text:p>08/05/25 02:45 PM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string">
            <text:p>U1V2W3X4</text:p>
          </table:table-cell>
          <table:table-cell office:value-type="date" office:date-value="2025-08-06T10:30:00">
            <text:p>08/06/25 10:30 AM</text:p>
          </table:table-cell>
          <table:table-cell office:value-type="date" office:date-value="2025-08-06T11:00:00">
            <text:p>08/06/25 11:00 AM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Y5Z6A7B8</text:p>
          </table:table-cell>
          <table:table-cell office:value-type="date" office:date-value="2025-08-07T15:10:00">
            <text:p>08/07/25 03:10 PM</text:p>
          </table:table-cell>
          <table:table-cell office:value-type="date" office:date-value="2025-08-07T16:20:00">
            <text:p>08/07/25 04:20 PM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C9D0E1F2</text:p>
          </table:table-cell>
          <table:table-cell office:value-type="date" office:date-value="2025-08-08T09:00:00">
            <text:p>08/08/25 09:00 AM</text:p>
          </table:table-cell>
          <table:table-cell office:value-type="date" office:date-value="2025-08-08T09:30:00">
            <text:p>08/08/25 09:30 AM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G3H4I5J6</text:p>
          </table:table-cell>
          <table:table-cell office:value-type="date" office:date-value="2025-08-09T14:00:00">
            <text:p>08/09/25 02:00 PM</text:p>
          </table:table-cell>
          <table:table-cell office:value-type="date" office:date-value="2025-08-09T15:15:00">
            <text:p>08/09/25 03:15 PM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K7L8M9N0</text:p>
          </table:table-cell>
          <table:table-cell office:value-type="date" office:date-value="2025-08-10T11:45:00">
            <text:p>08/10/25 11:45 AM</text:p>
          </table:table-cell>
          <table:table-cell office:value-type="date" office:date-value="2025-08-10T12:30:00">
            <text:p>08/10/25 12:30 P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A2B3C4D5</text:p>
          </table:table-cell>
          <table:table-cell office:value-type="date" office:date-value="2025-08-26T09:15:00">
            <text:p>08/26/25 09:15 AM</text:p>
          </table:table-cell>
          <table:table-cell office:value-type="date" office:date-value="2025-08-26T10:20:00">
            <text:p>08/26/25 10:20 AM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E6F7G8H9</text:p>
          </table:table-cell>
          <table:table-cell office:value-type="date" office:date-value="2025-08-26T11:00:00">
            <text:p>08/26/25 11:00 AM</text:p>
          </table:table-cell>
          <table:table-cell office:value-type="date" office:date-value="2025-08-26T12:10:00">
            <text:p>08/26/25 12:10 PM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I0J1K2L3</text:p>
          </table:table-cell>
          <table:table-cell office:value-type="date" office:date-value="2025-08-27T14:30:00">
            <text:p>08/27/25 02:30 PM</text:p>
          </table:table-cell>
          <table:table-cell office:value-type="date" office:date-value="2025-08-27T15:45:00">
            <text:p>08/27/25 03:45 PM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M4N5O6P7</text:p>
          </table:table-cell>
          <table:table-cell office:value-type="date" office:date-value="2025-08-27T08:00:00">
            <text:p>08/27/25 08:00 AM</text:p>
          </table:table-cell>
          <table:table-cell office:value-type="date" office:date-value="2025-08-27T08:45:00">
            <text:p>08/27/25 08:45 A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Q8R9S0T1</text:p>
          </table:table-cell>
          <table:table-cell office:value-type="date" office:date-value="2025-08-28T13:20:00">
            <text:p>08/28/25 01:20 PM</text:p>
          </table:table-cell>
          <table:table-cell office:value-type="date" office:date-value="2025-08-28T14:40:00">
            <text:p>08/28/25 02:40 PM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U2V3W4X5</text:p>
          </table:table-cell>
          <table:table-cell office:value-type="date" office:date-value="2025-08-28T10:30:00">
            <text:p>08/28/25 10:30 AM</text:p>
          </table:table-cell>
          <table:table-cell office:value-type="date" office:date-value="2025-08-28T11:15:00">
            <text:p>08/28/25 11:15 A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Y6Z7A8B9</text:p>
          </table:table-cell>
          <table:table-cell office:value-type="date" office:date-value="2025-08-29T15:10:00">
            <text:p>08/29/25 03:10 PM</text:p>
          </table:table-cell>
          <table:table-cell office:value-type="date" office:date-value="2025-08-29T16:25:00">
            <text:p>08/29/25 04:25 PM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C0D1E2F3</text:p>
          </table:table-cell>
          <table:table-cell office:value-type="date" office:date-value="2025-08-29T09:00:00">
            <text:p>08/29/25 09:00 AM</text:p>
          </table:table-cell>
          <table:table-cell office:value-type="date" office:date-value="2025-08-29T09:50:00">
            <text:p>08/29/25 09:50 AM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G4H5I6J7</text:p>
          </table:table-cell>
          <table:table-cell office:value-type="date" office:date-value="2025-08-30T14:00:00">
            <text:p>08/30/25 02:00 PM</text:p>
          </table:table-cell>
          <table:table-cell office:value-type="date" office:date-value="2025-08-30T15:20:00">
            <text:p>08/30/25 03:20 PM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K8L9M0N1</text:p>
          </table:table-cell>
          <table:table-cell office:value-type="date" office:date-value="2025-08-30T11:45:00">
            <text:p>08/30/25 11:45 AM</text:p>
          </table:table-cell>
          <table:table-cell office:value-type="date" office:date-value="2025-08-30T12:30:00">
            <text:p>08/30/25 12:30 P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O2P3Q4R5</text:p>
          </table:table-cell>
          <table:table-cell office:value-type="date" office:date-value="2025-08-31T16:00:00">
            <text:p>08/31/25 04:00 PM</text:p>
          </table:table-cell>
          <table:table-cell office:value-type="date" office:date-value="2025-08-31T17:10:00">
            <text:p>08/31/25 05:10 PM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6T7U8V9</text:p>
          </table:table-cell>
          <table:table-cell office:value-type="date" office:date-value="2025-08-31T08:30:00">
            <text:p>08/31/25 08:30 AM</text:p>
          </table:table-cell>
          <table:table-cell office:value-type="date" office:date-value="2025-08-31T09:10:00">
            <text:p>08/31/25 09:10 AM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W0X1Y2Z3</text:p>
          </table:table-cell>
          <table:table-cell office:value-type="date" office:date-value="2025-09-01T10:45:00">
            <text:p>09/01/25 10:45 AM</text:p>
          </table:table-cell>
          <table:table-cell office:value-type="date" office:date-value="2025-09-01T11:55:00">
            <text:p>09/01/25 11:55 AM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A4B5C6D7</text:p>
          </table:table-cell>
          <table:table-cell office:value-type="date" office:date-value="2025-09-01T13:15:00">
            <text:p>09/01/25 01:15 PM</text:p>
          </table:table-cell>
          <table:table-cell office:value-type="date" office:date-value="2025-09-01T14:05:00">
            <text:p>09/01/25 02:05 PM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E8F9G0H1</text:p>
          </table:table-cell>
          <table:table-cell office:value-type="date" office:date-value="2025-09-02T15:30:00">
            <text:p>09/02/25 03:30 PM</text:p>
          </table:table-cell>
          <table:table-cell office:value-type="date" office:date-value="2025-09-02T16:40:00">
            <text:p>09/02/25 04:40 PM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I2J3K4L5</text:p>
          </table:table-cell>
          <table:table-cell office:value-type="date" office:date-value="2025-09-02T09:00:00">
            <text:p>09/02/25 09:00 AM</text:p>
          </table:table-cell>
          <table:table-cell office:value-type="date" office:date-value="2025-09-02T09:50:00">
            <text:p>09/02/25 09:50 AM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M6N7O8P9</text:p>
          </table:table-cell>
          <table:table-cell office:value-type="date" office:date-value="2025-09-03T11:10:00">
            <text:p>09/03/25 11:10 AM</text:p>
          </table:table-cell>
          <table:table-cell office:value-type="date" office:date-value="2025-09-03T12:30:00">
            <text:p>09/03/25 12:30 PM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Q0R1S2T3</text:p>
          </table:table-cell>
          <table:table-cell office:value-type="date" office:date-value="2025-09-03T14:00:00">
            <text:p>09/03/25 02:00 PM</text:p>
          </table:table-cell>
          <table:table-cell office:value-type="date" office:date-value="2025-09-03T14:55:00">
            <text:p>09/03/25 02:55 PM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U4V5W6X7</text:p>
          </table:table-cell>
          <table:table-cell office:value-type="date" office:date-value="2025-09-04T16:30:00">
            <text:p>09/04/25 04:30 PM</text:p>
          </table:table-cell>
          <table:table-cell office:value-type="date" office:date-value="2025-09-04T17:20:00">
            <text:p>09/04/25 05:20 PM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Y8Z9A0B1</text:p>
          </table:table-cell>
          <table:table-cell office:value-type="date" office:date-value="2025-09-04T08:45:00">
            <text:p>09/04/25 08:45 AM</text:p>
          </table:table-cell>
          <table:table-cell office:value-type="date" office:date-value="2025-09-04T09:30:00">
            <text:p>09/04/25 09:30 A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C2D3E4F5</text:p>
          </table:table-cell>
          <table:table-cell office:value-type="date" office:date-value="2025-09-05T10:20:00">
            <text:p>09/05/25 10:20 AM</text:p>
          </table:table-cell>
          <table:table-cell office:value-type="date" office:date-value="2025-09-05T11:45:00">
            <text:p>09/05/25 11:45 AM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string">
            <text:p>G6H7I8J9</text:p>
          </table:table-cell>
          <table:table-cell office:value-type="date" office:date-value="2025-09-05T13:30:00">
            <text:p>09/05/25 01:30 PM</text:p>
          </table:table-cell>
          <table:table-cell office:value-type="date" office:date-value="2025-09-05T14:10:00">
            <text:p>09/05/25 02:10 PM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K0L1M2N3</text:p>
          </table:table-cell>
          <table:table-cell office:value-type="date" office:date-value="2025-09-06T15:00:00">
            <text:p>09/06/25 03:00 PM</text:p>
          </table:table-cell>
          <table:table-cell office:value-type="date" office:date-value="2025-09-06T16:00:00">
            <text:p>09/06/25 04:00 PM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O4P5Q6R7</text:p>
          </table:table-cell>
          <table:table-cell office:value-type="date" office:date-value="2025-09-06T08:15:00">
            <text:p>09/06/25 08:15 AM</text:p>
          </table:table-cell>
          <table:table-cell office:value-type="date" office:date-value="2025-09-06T09:00:00">
            <text:p>09/06/25 09:00 A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S8T9U0V1</text:p>
          </table:table-cell>
          <table:table-cell office:value-type="date" office:date-value="2025-09-07T10:30:00">
            <text:p>09/07/25 10:30 AM</text:p>
          </table:table-cell>
          <table:table-cell office:value-type="date" office:date-value="2025-09-07T11:50:00">
            <text:p>09/07/25 11:50 AM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W2X3Y4Z5</text:p>
          </table:table-cell>
          <table:table-cell office:value-type="date" office:date-value="2025-09-07T13:45:00">
            <text:p>09/07/25 01:45 PM</text:p>
          </table:table-cell>
          <table:table-cell office:value-type="date" office:date-value="2025-09-07T14:25:00">
            <text:p>09/07/25 02:25 PM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A6B7C8D9</text:p>
          </table:table-cell>
          <table:table-cell office:value-type="date" office:date-value="2025-09-08T16:10:00">
            <text:p>09/08/25 04:10 PM</text:p>
          </table:table-cell>
          <table:table-cell office:value-type="date" office:date-value="2025-09-08T17:05:00">
            <text:p>09/08/25 05:05 PM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E0F1G2H3</text:p>
          </table:table-cell>
          <table:table-cell office:value-type="date" office:date-value="2025-09-08T09:00:00">
            <text:p>09/08/25 09:00 AM</text:p>
          </table:table-cell>
          <table:table-cell office:value-type="date" office:date-value="2025-09-08T09:45:00">
            <text:p>09/08/25 09:45 A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I4J5K6L7</text:p>
          </table:table-cell>
          <table:table-cell office:value-type="date" office:date-value="2025-09-09T11:15:00">
            <text:p>09/09/25 11:15 AM</text:p>
          </table:table-cell>
          <table:table-cell office:value-type="date" office:date-value="2025-09-09T12:35:00">
            <text:p>09/09/25 12:35 PM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M8N9O0P1</text:p>
          </table:table-cell>
          <table:table-cell office:value-type="date" office:date-value="2025-09-09T14:05:00">
            <text:p>09/09/25 02:05 PM</text:p>
          </table:table-cell>
          <table:table-cell office:value-type="date" office:date-value="2025-09-09T15:00:00">
            <text:p>09/09/25 03:00 PM</text:p>
          </table:table-cell>
          <table:table-cell office:value-type="float" office:value="55">
            <text:p>5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2">08/22/2025</text:date>, <text:time>16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V</meta:initial-creator>
    <meta:creation-date>2025-08-22T15:28:30.53</meta:creation-date>
    <dc:date>2025-08-22T16:26:51.37</dc:date>
    <dc:creator>K V</dc:creator>
    <meta:editing-duration>PT12M50S</meta:editing-duration>
    <meta:editing-cycles>1</meta:editing-cycles>
    <meta:document-statistic meta:table-count="3" meta:cell-count="846" meta:object-count="0"/>
    <meta:generator>OpenOffice/4.1.15$Win32 OpenOffice.org_project/4115m2$Build-9813</meta:generator>
  </office:meta>
</office:document-meta>
</file>